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16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46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15/" manifest:media-type="application/vnd.oasis.opendocument.chart"/>
  <manifest:file-entry manifest:full-path="Object 37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45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Heading_2" style:data-style-name="N0">
      <style:table-cell-properties fo:border-top="none" fo:border-bottom="none" fo:border-left="none" fo:border-right="2pt solid #000000"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9" style:family="table-cell" style:parent-style-name="Heading_2" style:data-style-name="N0">
      <style:table-cell-properties fo:border-top="none" fo:border-bottom="none" fo:border-left="2pt solid #000000" fo:border-right="none"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0" style:family="table-cell" style:parent-style-name="Heading_3" style:data-style-name="N0">
      <style:table-cell-properties fo:border-top="none" fo:border-bottom="none" fo:border-left="none" fo:border-right="2pt solid #000000" style:vertical-align="top" fo:background-color="#D9D9D9"/>
    </style:style>
    <style:style style:name="ce11" style:family="table-cell" style:parent-style-name="Heading_3" style:data-style-name="N0">
      <style:table-cell-properties fo:border-top="none" fo:border-bottom="none" fo:border-left="2pt solid #000000" fo:border-right="none"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68854166666667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50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43">
      <style:graphic-properties/>
    </style:style>
    <style:style style:family="graphic" style:name="a6">
      <style:graphic-properties/>
    </style:style>
    <style:style style:family="graphic" style:name="a44">
      <style:graphic-properties/>
    </style:style>
    <style:style style:family="graphic" style:name="a7">
      <style:graphic-properties/>
    </style:style>
    <style:style style:family="graphic" style:name="a45">
      <style:graphic-properties/>
    </style:style>
    <style:style style:family="graphic" style:name="a8">
      <style:graphic-properties/>
    </style:style>
    <style:style style:family="graphic" style:name="a46">
      <style:graphic-properties/>
    </style:style>
    <style:style style:family="graphic" style:name="a9">
      <style:graphic-properties/>
    </style:style>
    <style:style style:family="graphic" style:name="a47">
      <style:graphic-properties/>
    </style:style>
    <style:style style:family="graphic" style:name="a48">
      <style:graphic-properties/>
    </style:style>
    <style:style style:family="graphic" style:name="a4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_Titl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ITLE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MAIN CHART TITLE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NO TIT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Multiple series</text:p>
          </table:table-cell>
          <table:table-cell table:number-columns-repeated="3" table:style-name="ce5"/>
          <table:table-cell office:value-type="string" table:style-name="ce5">
            <text:p>Single series</text:p>
          </table:table-cell>
          <table:table-cell table:number-columns-repeated="3" table:style-name="ce5"/>
          <table:table-cell office:value-type="string" table:style-name="ce5">
            <text:p>Multiple series in pie chart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8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9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9" draw:style-name="a9" draw:name="Chart 11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MANUAL TITLE TEX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Manual</text:p>
          </table:table-cell>
          <table:table-cell table:number-columns-repeated="3" table:style-name="ce5"/>
          <table:table-cell office:value-type="string" table:style-name="ce5">
            <text:p>Manual multiline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TITLE LINKED TO CEL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inked to cell</text:p>
          </table:table-cell>
          <table:table-cell table:number-columns-repeated="3" table:style-name="ce5"/>
          <table:table-cell office:value-type="string" table:style-name="ce5">
            <text:p>Linked to cell with multiline text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AUTO-GENERATED TIT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From series title</text:p>
          </table:table-cell>
          <table:table-cell table:number-columns-repeated="3" table:style-name="ce5"/>
          <table:table-cell office:value-type="string" table:style-name="ce5">
            <text:p>From series title in pie charts (with multiple series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7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10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Axis_Title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ITLE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AXIS TITL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NO TITL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rimary titles</text:p>
          </table:table-cell>
          <table:table-cell table:number-columns-repeated="3" table:style-name="ce5"/>
          <table:table-cell office:value-type="string" table:style-name="ce5">
            <text:p>Secondary titles</text:p>
          </table:table-cell>
          <table:table-cell table:number-columns-repeated="3" table:style-name="ce5"/>
          <table:table-cell office:value-type="string" table:style-name="ce5">
            <text:p>Series titl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3" draw:style-name="a13" draw:name="Chart 7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4" draw:style-name="a14" draw:name="Chart 8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5" draw:style-name="a15" draw:name="Chart 9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MANUAL TITLE TEX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rimary titles</text:p>
          </table:table-cell>
          <table:table-cell table:number-columns-repeated="3" table:style-name="ce5"/>
          <table:table-cell office:value-type="string" table:style-name="ce5">
            <text:p>Secondary titles</text:p>
          </table:table-cell>
          <table:table-cell table:number-columns-repeated="3" table:style-name="ce5"/>
          <table:table-cell office:value-type="string" table:style-name="ce5">
            <text:p>Series titl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16" draw:style-name="a16" draw:name="Chart 10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7" draw:style-name="a17" draw:name="Chart 11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18" draw:style-name="a18" draw:name="Chart 12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TITLE LINKED TO CEL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rimary titles</text:p>
          </table:table-cell>
          <table:table-cell table:number-columns-repeated="3" table:style-name="ce5"/>
          <table:table-cell office:value-type="string" table:style-name="ce5">
            <text:p>Secondary titles</text:p>
          </table:table-cell>
          <table:table-cell table:number-columns-repeated="3" table:style-name="ce5"/>
          <table:table-cell office:value-type="string" table:style-name="ce5">
            <text:p>Series titl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19" draw:style-name="a19" draw:name="Chart 13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20" draw:style-name="a20" draw:name="Chart 14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21" draw:style-name="a21" draw:name="Chart 15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AUTO-GENERATED TIT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rimary titles</text:p>
          </table:table-cell>
          <table:table-cell table:number-columns-repeated="3" table:style-name="ce5"/>
          <table:table-cell office:value-type="string" table:style-name="ce5">
            <text:p>Secondary titles</text:p>
          </table:table-cell>
          <table:table-cell table:number-columns-repeated="3" table:style-name="ce5"/>
          <table:table-cell office:value-type="string" table:style-name="ce5">
            <text:p>Series titl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0" draw:style-name="a10" draw:name="Chart 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1" draw:style-name="a11" draw:name="Chart 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2" draw:style-name="a12" draw:name="Chart 3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Legen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ITLE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CHART LEGEND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LEGEND ON/OFF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egend at right</text:p>
          </table:table-cell>
          <table:table-cell table:number-columns-repeated="3" table:style-name="ce5"/>
          <table:table-cell office:value-type="string" table:style-name="ce5">
            <text:p>Legend at left</text:p>
          </table:table-cell>
          <table:table-cell table:number-columns-repeated="3" table:style-name="ce5"/>
          <table:table-cell office:value-type="string" table:style-name="ce5">
            <text:p>No legen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22" draw:style-name="a22" draw:name="Chart 2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23" draw:style-name="a23" draw:name="Chart 3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27" draw:style-name="a27" draw:name="Chart 19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DELETED ENTR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No entry deleted</text:p>
          </table:table-cell>
          <table:table-cell table:number-columns-repeated="3" table:style-name="ce5"/>
          <table:table-cell office:value-type="string" table:style-name="ce5">
            <text:p>Series 1 deleted</text:p>
          </table:table-cell>
          <table:table-cell table:number-columns-repeated="3" table:style-name="ce5"/>
          <table:table-cell office:value-type="string" table:style-name="ce5">
            <text:p>Series 2 delet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3" draw:id="id24" draw:style-name="a24" draw:name="Chart 15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25" draw:style-name="a25" draw:name="Chart 16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26" draw:style-name="a26" draw:name="Chart 17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Formatting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ITLE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TITLE AND LEGEND FORMATT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CHARACTER FORMATT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Formatting = default; text = default</text:p>
          </table:table-cell>
          <table:table-cell table:number-columns-repeated="3" table:style-name="ce5"/>
          <table:table-cell office:value-type="string" table:style-name="ce5">
            <text:p>Formatting = default; text = linked to cell</text:p>
          </table:table-cell>
          <table:table-cell table:number-columns-repeated="3" table:style-name="ce5"/>
          <table:table-cell office:value-type="string" table:style-name="ce5">
            <text:p>Formatting = default; text = manual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34" draw:style-name="a34" draw:name="Chart 15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35" draw:style-name="a35" draw:name="Chart 16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36" draw:style-name="a36" draw:name="Chart 18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Font size = 12; text = default</text:p>
          </table:table-cell>
          <table:table-cell table:number-columns-repeated="3" table:style-name="ce5"/>
          <table:table-cell office:value-type="string" table:style-name="ce5">
            <text:p>Font size = 12; text = linked to cell</text:p>
          </table:table-cell>
          <table:table-cell table:number-columns-repeated="3" table:style-name="ce5"/>
          <table:table-cell office:value-type="string" table:style-name="ce5">
            <text:p>Font size = 12; text = manual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37" draw:style-name="a37" draw:name="Chart 19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38" draw:style-name="a38" draw:name="Chart 20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39" draw:style-name="a39" draw:name="Chart 21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rmal weight, italic, red; text = default</text:p>
          </table:table-cell>
          <table:table-cell table:number-columns-repeated="3" table:style-name="ce5"/>
          <table:table-cell office:value-type="string" table:style-name="ce5">
            <text:p>Normal weight, italic, red; text = linked to cell</text:p>
          </table:table-cell>
          <table:table-cell table:number-columns-repeated="3" table:style-name="ce5"/>
          <table:table-cell office:value-type="string" table:style-name="ce5">
            <text:p>Normal weight, italic, red; text = manual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40" draw:style-name="a40" draw:name="Chart 22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41" draw:style-name="a41" draw:name="Chart 23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42" draw:style-name="a42" draw:name="Chart 24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GLOBAL CHART CHARACTER FORMATT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Font size = 12; text = default</text:p>
          </table:table-cell>
          <table:table-cell table:number-columns-repeated="3" table:style-name="ce5"/>
          <table:table-cell office:value-type="string" table:style-name="ce5">
            <text:p>Font size = 12; text = linked to cell</text:p>
          </table:table-cell>
          <table:table-cell table:number-columns-repeated="3" table:style-name="ce5"/>
          <table:table-cell office:value-type="string" table:style-name="ce5">
            <text:p>Font size = 12; text = manual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43" draw:style-name="a43" draw:name="Chart 25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44" draw:style-name="a44" draw:name="Chart 26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45" draw:style-name="a45" draw:name="Chart 27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rmal weight, italic, red; text = default</text:p>
          </table:table-cell>
          <table:table-cell table:number-columns-repeated="3" table:style-name="ce5"/>
          <table:table-cell office:value-type="string" table:style-name="ce5">
            <text:p>Normal weight, italic, red; text = linked to cell</text:p>
          </table:table-cell>
          <table:table-cell table:number-columns-repeated="3" table:style-name="ce5"/>
          <table:table-cell office:value-type="string" table:style-name="ce5">
            <text:p>Normal weight, italic, red; text = manual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9" draw:id="id46" draw:style-name="a46" draw:name="Chart 28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47" draw:style-name="a47" draw:name="Chart 29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48" draw:style-name="a48" draw:name="Chart 30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ROTA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Rotation = default</text:p>
          </table:table-cell>
          <table:table-cell table:number-columns-repeated="3" table:style-name="ce5"/>
          <table:table-cell office:value-type="string" table:style-name="ce5">
            <text:p>Rotation = 0°</text:p>
          </table:table-cell>
          <table:table-cell table:number-columns-repeated="3" table:style-name="ce5"/>
          <table:table-cell office:value-type="string" table:style-name="ce5">
            <text:p>Rotation = 2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28" draw:style-name="a28" draw:name="Chart 1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29" draw:style-name="a29" draw:name="Chart 3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30" draw:style-name="a30" draw:name="Chart 4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Rotation = 90°</text:p>
          </table:table-cell>
          <table:table-cell table:number-columns-repeated="3" table:style-name="ce5"/>
          <table:table-cell office:value-type="string" table:style-name="ce5">
            <text:p>Rotation = -90°</text:p>
          </table:table-cell>
          <table:table-cell table:number-columns-repeated="3" table:style-name="ce5"/>
          <table:table-cell office:value-type="string" table:style-name="ce5">
            <text:p>Orientation = stack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1" draw:style-name="a31" draw:name="Chart 5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32" draw:style-name="a32" draw:name="Chart 6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33" draw:style-name="a33" draw:name="Chart 7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RICH-TEXT FORMATTING</text:p>
          </table:table-cell>
          <table:table-cell table:number-columns-repeated="2" table:style-name="ce4"/>
          <table:table-cell table:style-name="ce8"/>
          <table:table-cell office:value-type="string" table:style-name="ce9">
            <text:p>4.5 - LEGEND ENTRY FORMATTING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office:value-type="string" table:style-name="ce5">
            <text:p>Word "Title" = red italic</text:p>
          </table:table-cell>
          <table:table-cell table:number-columns-repeated="2" table:style-name="ce5"/>
          <table:table-cell table:style-name="ce10"/>
          <table:table-cell office:value-type="string" table:style-name="ce11">
            <text:p>Series 1 = bold, 12 point; Series 2 = italic, red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22" draw:id="id49" draw:style-name="a49" draw:name="Chart 31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50" draw:style-name="a50" draw:name="Chart 32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/>
        </table:table-row>
        <table:table-row table:number-rows-repeated="1048525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CHART TITLE TEST DOCUMENT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SOURCE DATA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1"/>
          <table:table-cell office:value-type="string" table:style-name="ce7">
            <text:p>Linked Chart Title</text:p>
          </table:table-cell>
          <table:table-cell table:number-columns-repeated="16380"/>
        </table:table-row>
        <table:table-row table:style-name="ro6">
          <table:table-cell table:number-columns-repeated="3" table:style-name="ce1"/>
          <table:table-cell office:value-type="string" table:style-name="ce6">
            <text:p>Linked Multiline Title</text:p>
            <text:p>Second Lin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X Axis Titl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Y Axis Titl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Z Axis Titl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Primary X Axis Titl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Primary Y Axis Title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Linked Secondary X Axis Title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Linked Secondary Y Axis Title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3-11T07:32:48Z</meta:creation-date>
    <dc:date>2014-02-28T10:02:2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Achsentitel</text:p>
            </chart:title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3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0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Achsentitel</text:p>
            </chart:title>
            <chart:grid chart:class="major" chart:style-name="GMa1"/>
          </chart:axis>
          <chart:axis chart:dimension="z" chart:name="primary-z" chart:style-name="Axs2">
            <chart:title chart:style-name="AT02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Y Axis Title</text:p>
            </chart:title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3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0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1" text:class-names="" text:cond-style-name="">Y Axis Title</text:p>
            </chart:title>
            <chart:grid chart:class="major" chart:style-name="GMa1"/>
          </chart:axis>
          <chart:axis chart:dimension="z" chart:name="primary-z" chart:style-name="Axs2">
            <chart:title chart:style-name="AT02">
              <text:p text:style-name="a2" text:class-names="" text:cond-style-name="">Z 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table:cell-range="SourceData.$D$11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2" chart:style-name="AT01"/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table:cell-range="SourceData.$D$11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2" chart:style-name="AT01"/>
            <chart:grid chart:class="major" chart:style-name="GMa1"/>
          </chart:axis>
          <chart:axis chart:dimension="z" chart:name="primary-z" chart:style-name="Axs2">
            <chart:title table:cell-range="SourceData.$D$13" chart:style-name="AT02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start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3.9999212598425pt" chart:style-name="Crt0">
        <chart:title chart:style-name="CT00">
          <text:p text:style-name="a0" text:class-names="" text:cond-style-name="">Manual Multiline Title<text:line-break/>Second Line</text:p>
        </chart:title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Title</text:p>
            </chart:title>
            <chart:grid chart:class="major" chart:style-name="GMa1"/>
          </chart:axis>
          <chart:axis chart:dimension="y" chart:name="secondary-y" chart:style-name="Axs2">
            <chart:title svg:x="223.7343307086614pt" svg:y="101.868031496063pt" chart:style-name="AT02">
              <text:p text:style-name="a3" text:class-names="" text:cond-style-name=""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C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T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T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T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T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legend chart:legend-position="end" chart:legend-align="center" chart:style-name="Lgnd"/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legend chart:legend-position="end" chart:legend-align="center" chart:style-name="Lgnd"/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legend chart:legend-position="end" chart:legend-align="center" chart:style-name="Lgnd"/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legend chart:legend-position="end" chart:legend-align="center" chart:style-name="Lgnd"/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table:cell-range="SourceData.$D$9" chart:style-name="CT00"/>
        <chart:legend chart:legend-position="end" chart:legend-align="center" chart:style-name="Lgnd"/>
        <chart:plot-area chart:style-name="Plt0">
          <chart:axis chart:dimension="x" chart:name="primary-x" chart:style-name="Axs0">
            <chart:title table:cell-range="SourceData.$D$14" chart:style-name="AT00"/>
            <chart:categories table:cell-range-address="SourceData.$A$5:.$A$8"/>
          </chart:axis>
          <chart:axis chart:dimension="y" chart:name="primary-y" chart:style-name="Axs1">
            <chart:title table:cell-range="SourceData.$D$15" chart:style-name="AT01"/>
            <chart:grid chart:class="major" chart:style-name="GMa1"/>
          </chart:axis>
          <chart:axis chart:dimension="y" chart:name="secondary-y" chart:style-name="Axs2">
            <chart:title table:cell-range="SourceData.$D$17" chart:style-name="AT02"/>
          </chart:axis>
          <chart:axis chart:dimension="x" chart:name="secondary-X" chart:style-name="Axs3">
            <chart:title table:cell-range="SourceData.$D$16" chart:style-name="AT03"/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 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 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3.9999212598425pt" chart:style-name="Crt0">
        <chart:title table:cell-range="SourceData.$D$10" chart:style-name="CT00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0" text:class-names="" text:cond-style-name="">Manual Chart<text:s text:c="1"/>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imary X Axis<text:s text:c="1"/>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Primary Y Axis<text:s text:c="1"/>Title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econdary Y Axis<text:s text:c="1"/>Title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Secondary X Axis<text:s text:c="1"/>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195.0pt" svg:width="263.9999212598425pt" chart:style-name="Crt0">
        <chart:title chart:style-name="CT00">
          <text:p text:style-name="a0" text:class-names="" text:cond-style-name="">Series 1</text:p>
        </chart:title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0" text:class-names="" text:cond-style-name="">Series 1</text:p>
        </chart:title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